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Text_20_body">
      <style:paragraph-properties fo:margin-left="0.4925in" fo:margin-right="0in" fo:text-indent="0in" style:auto-text-indent="false"/>
      <style:text-properties officeooo:rsid="007e8008" officeooo:paragraph-rsid="007e8008"/>
    </style:style>
    <style:style style:name="P24" style:family="paragraph" style:parent-style-name="Heading">
      <style:paragraph-properties fo:margin-left="0.4925in" fo:margin-right="0in" fo:text-indent="0in" style:auto-text-indent="false"/>
    </style:style>
    <style:style style:name="P25" style:family="paragraph" style:parent-style-name="Heading">
      <style:paragraph-properties fo:margin-left="0.4925in" fo:margin-right="0in" fo:text-indent="0in" style:auto-text-indent="false"/>
      <style:text-properties officeooo:paragraph-rsid="006153e9"/>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Heading">
      <style:paragraph-properties fo:margin-left="0.4925in" fo:margin-right="0in" fo:text-indent="0in" style:auto-text-indent="false"/>
      <style:text-properties fo:font-style="italic" officeooo:paragraph-rsid="006153e9" style:font-style-asian="italic" style:font-style-complex="italic"/>
    </style:style>
    <style:style style:name="P28"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officeooo:rsid="007e8008"/>
    </style:style>
    <style:style style:name="P29" style:family="paragraph" style:parent-style-name="Text_20_body">
      <style:text-properties fo:font-style="italic" officeooo:rsid="0065d553" officeooo:paragraph-rsid="0065d553" style:font-style-asian="italic" style:font-style-complex="italic"/>
    </style:style>
    <style:style style:name="P30"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31" style:family="paragraph" style:parent-style-name="Standard" style:list-style-name="L5">
      <style:text-properties fo:color="#00ff00" style:font-name="Helvetica" fo:font-size="12pt" officeooo:paragraph-rsid="00597b1a" style:font-size-asian="12pt"/>
    </style:style>
    <style:style style:name="P32" style:family="paragraph" style:parent-style-name="Standard" style:list-style-name="L5">
      <style:text-properties fo:color="#d90b00" style:font-name="Helvetica" fo:font-size="12pt" officeooo:paragraph-rsid="00597b1a" style:font-size-asian="12pt"/>
    </style:style>
    <style:style style:name="P33" style:family="paragraph" style:parent-style-name="Standard" style:list-style-name="L5">
      <style:text-properties fo:color="#ff5308" style:font-name="Helvetica" fo:font-size="12pt" officeooo:paragraph-rsid="00597b1a" style:font-size-asian="12pt"/>
    </style:style>
    <style:style style:name="P34" style:family="paragraph" style:parent-style-name="Standard" style:list-style-name="L5">
      <style:text-properties fo:color="#003dcc" style:font-name="Helvetica" fo:font-size="12pt" officeooo:paragraph-rsid="00597b1a" style:font-size-asian="12pt"/>
    </style:style>
    <style:style style:name="P35" style:family="paragraph" style:parent-style-name="Standard" style:list-style-name="L5">
      <style:text-properties fo:color="#ff00ff" style:font-name="Helvetica" fo:font-size="12pt" officeooo:rsid="005c92b3" officeooo:paragraph-rsid="00597b1a" style:font-size-asian="12pt"/>
    </style:style>
    <style:style style:name="P36" style:family="paragraph" style:parent-style-name="Heading" style:list-style-name="L1"/>
    <style:style style:name="P37" style:family="paragraph" style:parent-style-name="Heading" style:list-style-name="L1">
      <style:text-properties fo:font-style="italic" officeooo:rsid="0050a607" officeooo:paragraph-rsid="0050a607" style:font-style-asian="italic" style:font-style-complex="italic"/>
    </style:style>
    <style:style style:name="P38" style:family="paragraph" style:parent-style-name="Heading" style:list-style-name="L1">
      <style:text-properties fo:font-style="italic" style:font-style-asian="italic" style:font-style-complex="italic"/>
    </style:style>
    <style:style style:name="P39" style:family="paragraph" style:parent-style-name="Heading" style:list-style-name="L3">
      <style:text-properties fo:font-style="italic" style:font-style-asian="italic" style:font-style-complex="italic"/>
    </style:style>
    <style:style style:name="P40" style:family="paragraph" style:parent-style-name="Heading" style:list-style-name="L3">
      <style:text-properties fo:font-style="italic" officeooo:rsid="005276bc" officeooo:paragraph-rsid="005276bc" style:font-style-asian="italic" style:font-style-complex="italic"/>
    </style:style>
    <style:style style:name="P41" style:family="paragraph" style:parent-style-name="Text_20_body" style:list-style-name="L1"/>
    <style:style style:name="P42" style:family="paragraph" style:parent-style-name="Text_20_body" style:list-style-name="L1">
      <style:text-properties officeooo:rsid="0050a607" officeooo:paragraph-rsid="0050a607"/>
    </style:style>
    <style:style style:name="P43" style:family="paragraph" style:parent-style-name="Text_20_body" style:list-style-name="L1">
      <style:text-properties fo:font-style="italic" officeooo:rsid="00517348" officeooo:paragraph-rsid="00517348" style:font-style-asian="italic" style:font-style-complex="italic"/>
    </style:style>
    <style:style style:name="P44" style:family="paragraph" style:parent-style-name="Text_20_body" style:list-style-name="L6">
      <style:text-properties fo:font-style="italic" officeooo:rsid="00910ef2" officeooo:paragraph-rsid="00910ef2" style:font-style-asian="italic" style:font-style-complex="italic"/>
    </style:style>
    <style:style style:name="P45" style:family="paragraph" style:parent-style-name="Text_20_body" style:list-style-name="L6">
      <style:text-properties fo:font-style="italic" officeooo:rsid="00922b2f" officeooo:paragraph-rsid="00922b2f" style:font-style-asian="italic" style:font-style-complex="italic"/>
    </style:style>
    <style:style style:name="P46" style:family="paragraph" style:parent-style-name="Text_20_body" style:list-style-name="L6">
      <style:text-properties fo:font-style="italic" officeooo:rsid="009380b1" officeooo:paragraph-rsid="009380b1" style:font-style-asian="italic" style:font-style-complex="italic"/>
    </style:style>
    <style:style style:name="P47" style:family="paragraph" style:parent-style-name="Text_20_body" style:list-style-name="L1">
      <style:text-properties officeooo:rsid="00517348" officeooo:paragraph-rsid="00517348"/>
    </style:style>
    <style:style style:name="P48" style:family="paragraph" style:parent-style-name="Text_20_body" style:list-style-name="L1">
      <style:text-properties officeooo:rsid="005292cc" officeooo:paragraph-rsid="005292cc"/>
    </style:style>
    <style:style style:name="P49" style:family="paragraph" style:parent-style-name="Text_20_body" style:list-style-name="L2"/>
    <style:style style:name="P50" style:family="paragraph" style:parent-style-name="Text_20_body" style:list-style-name="L2">
      <style:text-properties officeooo:rsid="0081473a" officeooo:paragraph-rsid="0081473a"/>
    </style:style>
    <style:style style:name="P51" style:family="paragraph" style:parent-style-name="Text_20_body" style:list-style-name="L2">
      <style:text-properties officeooo:rsid="00828f74" officeooo:paragraph-rsid="00828f74"/>
    </style:style>
    <style:style style:name="P52" style:family="paragraph" style:parent-style-name="Text_20_body" style:list-style-name="L3">
      <style:text-properties officeooo:paragraph-rsid="00580a5d"/>
    </style:style>
    <style:style style:name="P53" style:family="paragraph" style:parent-style-name="Text_20_body" style:list-style-name="L3">
      <style:text-properties officeooo:rsid="005276bc" officeooo:paragraph-rsid="005276bc"/>
    </style:style>
    <style:style style:name="P54" style:family="paragraph" style:parent-style-name="Text_20_body" style:list-style-name="L4">
      <style:text-properties officeooo:rsid="00780db7" officeooo:paragraph-rsid="005972cc"/>
    </style:style>
    <style:style style:name="P55" style:family="paragraph" style:parent-style-name="Text_20_body">
      <style:text-properties officeooo:rsid="007e8008" officeooo:paragraph-rsid="007e8008"/>
    </style:style>
    <style:style style:name="P56" style:family="paragraph" style:parent-style-name="Text_20_body">
      <style:text-properties officeooo:rsid="008d8a46" officeooo:paragraph-rsid="008d8a46"/>
    </style:style>
    <style:style style:name="P57" style:family="paragraph" style:parent-style-name="Text_20_body" style:list-style-name="L6">
      <style:text-properties officeooo:paragraph-rsid="008d8a46"/>
    </style:style>
    <style:style style:name="P58" style:family="paragraph" style:parent-style-name="Text_20_body" style:list-style-name="L6">
      <style:text-properties officeooo:rsid="008f6c50" officeooo:paragraph-rsid="008f6c50"/>
    </style:style>
    <style:style style:name="P59" style:family="paragraph" style:parent-style-name="Text_20_body" style:list-style-name="L6">
      <style:text-properties officeooo:rsid="00910ef2" officeooo:paragraph-rsid="00910ef2"/>
    </style:style>
    <style:style style:name="P60" style:family="paragraph" style:parent-style-name="Text_20_body">
      <style:text-properties officeooo:rsid="00910ef2" officeooo:paragraph-rsid="00910ef2"/>
    </style:style>
    <style:style style:name="P61" style:family="paragraph" style:parent-style-name="Text_20_body" style:list-style-name="L6">
      <style:text-properties officeooo:rsid="0096c2f3" officeooo:paragraph-rsid="0096c2f3"/>
    </style:style>
    <style:style style:name="P62" style:family="paragraph" style:parent-style-name="Text_20_body">
      <style:text-properties officeooo:rsid="0096c2f3" officeooo:paragraph-rsid="0096c2f3"/>
    </style:style>
    <style:style style:name="P63" style:family="paragraph" style:parent-style-name="Text_20_body" style:list-style-name="L6">
      <style:text-properties officeooo:rsid="009867ea" officeooo:paragraph-rsid="009867ea"/>
    </style:style>
    <style:style style:name="P64" style:family="paragraph" style:parent-style-name="Heading_20_2">
      <style:text-properties officeooo:paragraph-rsid="0050a607"/>
    </style:style>
    <style:style style:name="P65" style:family="paragraph" style:parent-style-name="Heading_20_2">
      <style:paragraph-properties fo:text-align="center" style:justify-single-word="false"/>
    </style:style>
    <style:style style:name="P66" style:family="paragraph" style:parent-style-name="Heading_20_1">
      <style:text-properties officeooo:rsid="003b554f"/>
    </style:style>
    <style:style style:name="P67" style:family="paragraph" style:parent-style-name="Heading_20_3">
      <style:text-properties officeooo:rsid="007e8008" officeooo:paragraph-rsid="007e800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487d0"/>
    </style:style>
    <style:style style:name="T21" style:family="text">
      <style:text-properties style:text-position="super 58%"/>
    </style:style>
    <style:style style:name="T22" style:family="text">
      <style:text-properties officeooo:rsid="00663f53"/>
    </style:style>
    <style:style style:name="T23" style:family="text">
      <style:text-properties officeooo:rsid="0068456a"/>
    </style:style>
    <style:style style:name="T24" style:family="text">
      <style:text-properties officeooo:rsid="00738973"/>
    </style:style>
    <style:style style:name="T25" style:family="text">
      <style:text-properties fo:font-style="italic" style:font-style-asian="italic" style:font-style-complex="italic"/>
    </style:style>
    <style:style style:name="T26" style:family="text">
      <style:text-properties fo:font-style="italic" officeooo:rsid="005276bc" style:font-style-asian="italic" style:font-style-complex="italic"/>
    </style:style>
    <style:style style:name="T27" style:family="text">
      <style:text-properties fo:font-style="italic" officeooo:rsid="00629af8" style:font-style-asian="italic" style:font-style-complex="italic"/>
    </style:style>
    <style:style style:name="T28" style:family="text">
      <style:text-properties fo:font-style="italic" officeooo:rsid="005972cc" style:font-style-asian="italic" style:font-style-complex="italic"/>
    </style:style>
    <style:style style:name="T29" style:family="text">
      <style:text-properties fo:font-style="italic" officeooo:rsid="009ab250" style:font-style-asian="italic" style:font-style-complex="italic"/>
    </style:style>
    <style:style style:name="T30" style:family="text">
      <style:text-properties officeooo:rsid="007b09af"/>
    </style:style>
    <style:style style:name="T31" style:family="text">
      <style:text-properties officeooo:rsid="008d8a46"/>
    </style:style>
    <style:style style:name="T32" style:family="text">
      <style:text-properties officeooo:rsid="008ffbcf"/>
    </style:style>
    <style:style style:name="T33" style:family="text">
      <style:text-properties officeooo:rsid="0099ada5"/>
    </style:style>
    <style:style style:name="T34" style:family="text">
      <style:text-properties officeooo:rsid="009ab250"/>
    </style:style>
    <style:style style:name="T35" style:family="text">
      <style:text-properties officeooo:rsid="009c9f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VERSION 2C</text:h>
      <text:p text:style-name="P29">July 27<text:span text:style-name="T21">th</text:span> Douglas Selph</text:p>
      <text:h text:style-name="P64" text:outline-level="2"><text:span text:style-name="T8">1.0 </text:span>APP</text:h>
      <text:list xml:id="list235925074" text:style-name="L1">
        <text:list-header>
          <text:p text:style-name="P37">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45321389138958" text:continue-numbering="true" text:style-name="L1">
        <text:list-header>
          <text:p text:style-name="P36"><text:span text:style-name="T26">1.2 </text:span><text:span text:style-name="T25">If ZIP code is entered, auto populate city and state</text:span></text:p>
          <text:p text:style-name="P42">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2">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45320314582884" text:continue-numbering="true" text:style-name="L1">
        <text:list-header>
          <text:p text:style-name="P38"><text:span text:style-name="T8">1.3 I</text:span>ntegrate ACRA into APP (crash detection)</text:p>
          <text:p text:style-name="P43">See ACRASupport library from studioSC.<text:line-break/><text:span text:style-name="T24">Did custom logger instead. ACRA server side was a bust.</text:span></text:p>
          <text:p text:style-name="P38"><text:span text:style-name="T8">1.4 </text:span>Add notes <text:span text:style-name="T7">to pictures</text:span></text:p>
          <text:p text:style-name="P41">Add notes section to each picture so technician can communicate what the picture is if needed.</text:p>
          <text:p text:style-name="P47">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8">The notes will simply be displayed beneath each picture on the confirmation screen and on the server.</text:p>
          <text:p text:style-name="P38"><text:span text:style-name="T8">1.</text:span>5 Error checking on various numbers</text:p>
        </text:list-header>
      </text:list>
      <text:p text:style-name="P3">If wrong # of digits is entered prompt the technician to confirm correct #. <text:s/><text:span text:style-name="T23">Se</text:span>e <text:span text:style-name="T17">the following</text:span> list <text:soft-page-break/>to clean up what the list look like <text:span text:style-name="T17">as the</text:span> clients have requested additional #'s. Correct # of digits are: </text:p>
      <text:list xml:id="list567571799" text:style-name="L2">
        <text:list-item>
          <text:p text:style-name="P49">Digital Fleet - serial # = 8 digits <text:s/>IMEI # = remove serial # as they do not need that anymore</text:p>
        </text:list-item>
        <text:list-item>
          <text:p text:style-name="P49">Smart Witness - serial # = 12 <text:s/>IMEI # = this should be MEID # = 15 <text:s text:c="2"/>SIM # = 20 and DRID # = 12</text:p>
        </text:list-item>
        <text:list-item>
          <text:p text:style-name="P49">Fed Ex - Mobileye # = 10, all others same as smart witness</text:p>
        </text:list-item>
        <text:list-item>
          <text:p text:style-name="P49">Five Cubits - <text:bookmark-start text:name="__DdeLink__262_2814990797"/>meid # = 14<text:bookmark-end text:name="__DdeLink__262_2814990797"/>, OBC serial # = 9, mobile # = 10, IMEI # = 15</text:p>
        </text:list-item>
        <text:list-item>
          <text:p text:style-name="P50">Mobile Eye – SEEQ # - 10 digits</text:p>
        </text:list-item>
        <text:list-item>
          <text:p text:style-name="P51">DRID = 12</text:p>
        </text:list-item>
        <text:list-item>
          <text:p text:style-name="P51">IMEI = 15</text:p>
        </text:list-item>
        <text:list-item>
          <text:p text:style-name="P51">MEID = 15</text:p>
        </text:list-item>
        <text:list-item>
          <text:p text:style-name="P51">Mobile Eye = 10</text:p>
        </text:list-item>
        <text:list-item>
          <text:p text:style-name="P51">Serial # = 12</text:p>
        </text:list-item>
        <text:list-item>
          <text:p text:style-name="P51">Serial # 8 = 8</text:p>
        </text:list-item>
        <text:list-item>
          <text:p text:style-name="P51">Sim # = 20</text:p>
        </text:list-item>
      </text:list>
      <text:p text:style-name="P3">Implementation Notes: will need custom input handler to cover all these special cases.</text:p>
      <text:p text:style-name="P26">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6"><text:bookmark-start text:name="__DdeLink__265_2814990797"/>1.7 <text:bookmark-end text:name="__DdeLink__265_2814990797"/>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1138821729" text:style-name="L3">
        <text:list-header>
          <text:p text:style-name="P39"><text:span text:style-name="T8">2.1 </text:span>Provide a way to deactivate a project once it is done.</text:p>
          <text:p text:style-name="P53">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40">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45320736943059" text:continue-numbering="true" text:style-name="L3">
        <text:list-header>
          <text:p text:style-name="P40">2.3 Better navigation ability on the server</text:p>
          <text:p text:style-name="P52">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15">Guest Login Case</text:p>
      <text:p text:style-name="P26"><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7"><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30">I will try using HTML’s grid layout to display the equivalent of what I see. Will need to <text:soft-page-break/>be able to specify the colors of each cell individually as well.</text:p>
      <text:p text:style-name="P25"><text:span text:style-name="T25">2.</text:span><text:span text:style-name="T27">7</text:span><text:span text:style-name="T25"> Entry Screen</text:span> </text:p>
      <text:p text:style-name="P21">A new status column will be added. Color coded. <text:span text:style-name="T19">The “Notes” section will have details, if entered.</text:span></text:p>
      <text:p text:style-name="P24"><text:span text:style-name="T27">2.8</text:span><text:span text:style-name="T25"> Work Order</text:span><text:span text:style-name="T28">s</text:span><text:span text:style-name="T14"> </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0">8</text:span>.1 <text:span text:style-name="T15">New Screen</text:span></text:p>
      <text:p text:style-name="P8">A new screen will show the work orders that have been imported. This table will have these columns:</text:p>
      <text:list xml:id="list1560871117" text:style-name="L4">
        <text:list-item>
          <text:p text:style-name="P54">Loc, Address, City, State, Zip</text:p>
        </text:list-item>
        <text:list-item>
          <text:p text:style-name="P54"><text:span text:style-name="T30">Unit # which is treated as </text:span>Truck #</text:p>
        </text:list-item>
        <text:list-item>
          <text:p text:style-name="P54">License Number</text:p>
        </text:list-item>
        <text:list-item>
          <text:p text:style-name="P54">Project</text:p>
        </text:list-item>
      </text:list>
      <text:p text:style-name="P11">2.<text:span text:style-name="T20">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0">8</text:span>.3 Color coding</text:p>
      <text:p text:style-name="P10">Each row of the work order will be color coded according to these scheme:</text:p>
      <text:list xml:id="list2536242289" text:style-name="L5">
        <text:list-item>
          <text:list>
            <text:list-item>
              <text:list>
                <text:list-item>
                  <text:p text:style-name="P31">Truck Complete</text:p>
                </text:list-item>
                <text:list-item>
                  <text:p text:style-name="P32">Truck Not Completed </text:p>
                </text:list-item>
                <text:list-item>
                  <text:p text:style-name="P33">Partial Install (notes section of what is missing) </text:p>
                </text:list-item>
                <text:list-item>
                  <text:p text:style-name="P34">Missing Truck</text:p>
                </text:list-item>
                <text:list-item>
                  <text:p text:style-name="P35">Needs Repair</text:p>
                  <text:p text:style-name="P35"/>
                </text:list-item>
              </text:list>
            </text:list-item>
          </text:list>
        </text:list-item>
      </text:list>
      <text:p text:style-name="P12">2.8.4 Push data out to APP</text:p>
      <text:p text:style-name="P9">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28"><text:soft-page-break/></text:p>
      <text:p text:style-name="P23"/>
      <text:h text:style-name="P65" text:outline-level="2">More Bugs Encountered</text:h>
      <text:h text:style-name="Heading_20_3" text:outline-level="3">Error Checking</text:h>
      <text:p text:style-name="P2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23">this way they can move on even if something is</text:p>
      <text:p text:style-name="P23"><text:s/>different on the number.</text:p>
      <text:p text:style-name="P23">Smart Witness -</text:p>
      <text:p text:style-name="P23">DRID # [12 digits]</text:p>
      <text:p text:style-name="P23">Smart Witness Serial # [12 digits]</text:p>
      <text:p text:style-name="P23">SIM # [20 digits]</text:p>
      <text:p text:style-name="P23">IMEI # [15 digits]</text:p>
      <text:p text:style-name="P23">Five Cubits -</text:p>
      <text:p text:style-name="P23">OBC Serial # [9 digits]</text:p>
      <text:p text:style-name="P23">MobilEye -</text:p>
      <text:p text:style-name="P23">SEEQ # [10 digits]</text:p>
      <text:p text:style-name="P23">Digital Fleet -</text:p>
      <text:p text:style-name="P23">Serial # [8 digits]</text:p>
      <text:h text:style-name="P67" text:outline-level="3">Photo</text:h>
      <text:p text:style-name="P55">I have to scroll left and right with the photo</text:p>
      <text:p text:style-name="P55"/>
      <text:h text:style-name="Heading_20_2" text:outline-level="2">QUESTIONS:</text:h>
      <text:p text:style-name="P56"/>
      <text:list xml:id="list2073442772" text:style-name="L6">
        <text:list-item>
          <text:p text:style-name="P57"><text:span text:style-name="T31">What if, for work orders, the truck number matches, but the address (company) does not? What if the project does not match? Right now project, address, and truck values have to match.</text:span></text:p>
        </text:list-item>
        <text:list-item>
          <text:p text:style-name="P58"><text:soft-page-break/>For the Fulfilled Date, do you want the time it was truly Complete, the last time it was updated, or the first time it was entered? <text:span text:style-name="T32">Or do you care? MOST RECENT ACTIVITY</text:span></text:p>
        </text:list-item>
      </text:list>
      <text:p text:style-name="P60"/>
      <text:h text:style-name="Heading_20_2" text:outline-level="2">TODO</text:h>
      <text:list xml:id="list145319855798881" text:continue-numbering="true" text:style-name="L6">
        <text:list-header>
          <text:p text:style-name="P59"/>
        </text:list-header>
        <text:list-item>
          <text:p text:style-name="P44">Add Prompts for Delete &amp; Disable function.</text:p>
        </text:list-item>
        <text:list-item>
          <text:p text:style-name="P44">Companies add Show Disabled Companies, etc.</text:p>
        </text:list-item>
        <text:list-item>
          <text:p text:style-name="P59"><text:span text:style-name="T25">Double </text:span><text:span text:style-name="T29">check</text:span><text:span text:style-name="T25"> deleting of technician.</text:span> <text:span text:style-name="T35">Perhaps s</text:span>hould say Disable.</text:p>
        </text:list-item>
        <text:list-item>
          <text:p text:style-name="P45">For clients, don’t show technicians.</text:p>
        </text:list-item>
        <text:list-item>
          <text:p text:style-name="P46">Move Import Work Orders to be next to “Progress Grid”.</text:p>
        </text:list-item>
        <text:list-item>
          <text:p text:style-name="P61">Add EXPORT function.</text:p>
        </text:list-item>
        <text:list-item>
          <text:p text:style-name="P61">Allow replacement for import function.</text:p>
        </text:list-item>
        <text:list-item>
          <text:p text:style-name="P63">Should we allow for Edit of individual work order entries? <text:span text:style-name="T33">Also allows individuals to be deleted.</text:span></text:p>
        </text:list-item>
      </text:list>
      <text:p text:style-name="P62"/>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08T14:53:19.158614153</dc:date>
    <meta:editing-duration>P3DT21H25M23S</meta:editing-duration>
    <meta:editing-cycles>85</meta:editing-cycles>
    <meta:document-statistic meta:table-count="0" meta:image-count="0" meta:object-count="0" meta:page-count="6" meta:paragraph-count="107" meta:word-count="1555" meta:character-count="8374" meta:non-whitespace-character-count="6943"/>
  </office:meta>
</office:document-meta>
</file>